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02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4.93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852in"/>
    </style:style>
    <style:style style:name="co6" style:family="table-column">
      <style:table-column-properties fo:break-before="auto" style:column-width="3.2409in"/>
    </style:style>
    <style:style style:name="co7" style:family="table-column">
      <style:table-column-properties fo:break-before="auto" style:column-width="2.778in"/>
    </style:style>
    <style:style style:name="co8" style:family="table-column">
      <style:table-column-properties fo:break-before="auto" style:column-width="2.0063in"/>
    </style:style>
    <style:style style:name="co9" style:family="table-column">
      <style:table-column-properties fo:break-before="auto" style:column-width="3.3953in"/>
    </style:style>
    <style:style style:name="co10" style:family="table-column">
      <style:table-column-properties fo:break-before="auto" style:column-width="4.0126in"/>
    </style:style>
    <style:style style:name="co11" style:family="table-column">
      <style:table-column-properties fo:break-before="auto" style:column-width="1.2346in"/>
    </style:style>
    <style:style style:name="co12" style:family="table-column">
      <style:table-column-properties fo:break-before="auto" style:column-width="0.9256in"/>
    </style:style>
    <style:style style:name="co13" style:family="table-column">
      <style:table-column-properties fo:break-before="auto" style:column-width="1.0807in"/>
    </style:style>
    <style:style style:name="co14" style:family="table-column">
      <style:table-column-properties fo:break-before="auto" style:column-width="3.8583in"/>
    </style:style>
    <style:style style:name="co15" style:family="table-column">
      <style:table-column-properties fo:break-before="auto" style:column-width="3.0866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1.0209in" fo:break-before="auto" style:use-optimal-row-height="false"/>
    </style:style>
    <style:style style:name="ro5" style:family="table-row">
      <style:table-row-properties style:row-height="0.8335in" fo:break-before="auto" style:use-optimal-row-height="false"/>
    </style:style>
    <style:style style:name="ro6" style:family="table-row">
      <style:table-row-properties style:row-height="1in" fo:break-before="auto" style:use-optimal-row-height="false"/>
    </style:style>
    <style:style style:name="ro7" style:family="table-row">
      <style:table-row-properties style:row-height="0.6043in" fo:break-before="auto" style:use-optimal-row-height="false"/>
    </style:style>
    <style:style style:name="ro8" style:family="table-row">
      <style:table-row-properties style:row-height="0.6354in" fo:break-before="auto" style:use-optimal-row-height="false"/>
    </style:style>
    <style:style style:name="ta1" style:family="table" style:master-page-name="PageStyle_5f_00_5f_Summary">
      <style:table-properties table:display="true" style:writing-mode="lr-tb"/>
    </style:style>
    <style:style style:name="ta2" style:family="table" style:master-page-name="PageStyle_5f_01_5f_Bridge_5f_vs_5f_OpenClaw">
      <style:table-properties table:display="true" style:writing-mode="lr-tb"/>
    </style:style>
    <style:style style:name="ta3" style:family="table" style:master-page-name="PageStyle_5f_02_5f_Buddy_5f_vs_5f_OpenClaw">
      <style:table-properties table:display="true" style:writing-mode="lr-tb"/>
    </style:style>
    <style:style style:name="ta4" style:family="table" style:master-page-name="PageStyle_5f_03_5f_Bridge_2b_Buddy_5f_vs_5f_OC">
      <style:table-properties table:display="true" style:writing-mode="lr-tb"/>
    </style:style>
    <style:style style:name="ta5" style:family="table" style:master-page-name="PageStyle_5f_04_5f_Sources">
      <style:table-properties table:display="true" style:writing-mode="lr-tb"/>
    </style:style>
    <style:style style:name="ta6" style:family="table" style:master-page-name="PageStyle_5f_05_5f_BRIDGE_5f_Code_5f_Facts">
      <style:table-properties table:display="true" style:writing-mode="lr-tb"/>
    </style:style>
    <style:style style:name="ce1" style:family="table-cell" style:parent-style-name="Default">
      <style:table-cell-properties fo:border-bottom="0.74pt solid #d8dee9" fo:background-color="#16324f" style:diagonal-bl-tr="none" style:diagonal-tl-br="none" style:text-align-source="fix" style:repeat-content="false" fo:wrap-option="no-wrap" fo:border-left="0.74pt solid #d8dee9" style:direction="ltr" fo:border-right="none" style:rotation-angle="0" style:rotation-align="none" style:shrink-to-fit="false" fo:border-top="0.74pt solid #d8dee9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eaf2f8" style:diagonal-bl-tr="none" style:diagonal-tl-br="none" style:text-align-source="value-type" style:repeat-content="false" fo:wrap-option="wrap" fo:border="0.74pt solid #d8dee9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2f5d8c" style:diagonal-bl-tr="none" style:diagonal-tl-br="none" style:text-align-source="fix" style:repeat-content="false" fo:wrap-option="wrap" fo:border="0.74pt solid #d8dee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af2f8" style:diagonal-bl-tr="none" style:diagonal-tl-br="none" style:text-align-source="value-type" style:repeat-content="false" fo:wrap-option="wrap" fo:border="0.74pt solid #d8dee9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d8dee9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fff3e0" style:diagonal-bl-tr="none" style:diagonal-tl-br="none" style:text-align-source="value-type" style:repeat-content="false" fo:wrap-option="wrap" fo:border="0.74pt solid #d8dee9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f5e9" style:diagonal-bl-tr="none" style:diagonal-tl-br="none" style:text-align-source="value-type" style:repeat-content="false" fo:wrap-option="wrap" fo:border="0.74pt solid #d8dee9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7fafc" style:diagonal-bl-tr="none" style:diagonal-tl-br="none" style:text-align-source="value-type" style:repeat-content="false" fo:wrap-option="wrap" fo:border="0.74pt solid #d8dee9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3f4f6" style:diagonal-bl-tr="none" style:diagonal-tl-br="none" style:text-align-source="value-type" style:repeat-content="false" fo:wrap-option="wrap" fo:border="0.74pt solid #d8dee9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0_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OpenClaw vs BRIDGE vs Buddy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2026-03-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ope</text:p>
          </table:table-cell>
          <table:table-cell table:style-name="ce5" office:value-type="string" calcext:value-type="string">
            <text:p>Bridge vs OpenClaw, Buddy vs OpenClaw, Bridge+Buddy vs OpenCla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ing correction</text:p>
          </table:table-cell>
          <table:table-cell table:style-name="ce5" office:value-type="string" calcext:value-type="string">
            <text:p>Official OpenClaw lore states Moltbot became OpenClaw on 2026-01-30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idge evidence</text:p>
          </table:table-cell>
          <table:table-cell table:style-name="ce5" office:value-type="string" calcext:value-type="string">
            <text:p>Local code analysis plus live probes against http://127.0.0.1:9111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ddy evidence</text:p>
          </table:table-cell>
          <table:table-cell table:style-name="ce5" office:value-type="string" calcext:value-type="string">
            <text:p>Local team config, Buddy home files, live /agents/buddy and onboarding status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Claw evidence</text:p>
          </table:table-cell>
          <table:table-cell table:style-name="ce5" office:value-type="string" calcext:value-type="string">
            <text:p>Official docs + official GitHub README. No local OpenClaw runtime execution in this task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Executive verdic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Verdict</text:p>
          </table:table-cell>
          <table:table-cell table:style-name="ce3" office:value-type="string" calcext:value-type="string">
            <text:p>Why it matters</text:p>
          </table:table-cell>
          <table:table-cell table:style-name="ce3" office:value-type="string" calcext:value-type="string">
            <text:p>Evidence stance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Bridge vs OpenClaw</text:p>
          </table:table-cell>
          <table:table-cell table:style-name="ce6" office:value-type="string" calcext:value-type="string">
            <text:p>Not directly comparable. OpenClaw wins as a coherent personal assistant product; Bridge wins as a heavy orchestration/control plane.</text:p>
          </table:table-cell>
          <table:table-cell table:style-name="ce5" office:value-type="string" calcext:value-type="string">
            <text:p>They solve adjacent but not identical problems.</text:p>
          </table:table-cell>
          <table:table-cell table:style-name="ce4" office:value-type="string" calcext:value-type="string">
            <text:p>Bridge: local live + code. OpenClaw: official docs + official README.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Buddy vs OpenClaw</text:p>
          </table:table-cell>
          <table:table-cell table:style-name="ce6" office:value-type="string" calcext:value-type="string">
            <text:p>OpenClaw wins today on self-contained assistant coherence. Buddy wins on concierge persona and action ceiling when Bridge is healthy behind it.</text:p>
          </table:table-cell>
          <table:table-cell table:style-name="ce5" office:value-type="string" calcext:value-type="string">
            <text:p>Buddy is an agent on Bridge, not the whole product stack.</text:p>
          </table:table-cell>
          <table:table-cell table:style-name="ce4" office:value-type="string" calcext:value-type="string">
            <text:p>Buddy: local code + live state. OpenClaw: official docs only in this task.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Bridge+Buddy vs OpenClaw</text:p>
          </table:table-cell>
          <table:table-cell table:style-name="ce6" office:value-type="string" calcext:value-type="string">
            <text:p>Bridge+Buddy wins on orchestration depth, approvals and specialist-team leverage. OpenClaw wins on product cohesion, workspace/memory clarity and packaging simplicity.</text:p>
          </table:table-cell>
          <table:table-cell table:style-name="ce5" office:value-type="string" calcext:value-type="string">
            <text:p>Bridge+Buddy is the more ambitious stack; OpenClaw is the cleaner personal-agent package.</text:p>
          </table:table-cell>
          <table:table-cell table:style-name="ce4" office:value-type="string" calcext:value-type="string">
            <text:p>Bridge+Buddy: local code + live runtime. OpenClaw: official docs only in this task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Analyst scorecard (1-5 heuristic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Buddy</text:p>
          </table:table-cell>
          <table:table-cell table:style-name="ce3" office:value-type="string" calcext:value-type="string">
            <text:p>Bridge+Buddy</text:p>
          </table:table-cell>
          <table:table-cell table:style-name="ce3" office:value-type="string" calcext:value-type="string">
            <text:p>OpenClaw</text:p>
          </table:table-cell>
          <table:table-cell table:style-name="ce3" office:value-type="string" calcext:value-type="string">
            <text:p>Comment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End-user assistant cohesion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4" office:value-type="string" calcext:value-type="string">
            <text:p>OpenClaw is the cleanest packaged assistant. Buddy improves the Bridge frontdoor, but Bridge itself is not a consumer assistant.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Orchestration depth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3</text:p>
          </table:table-cell>
          <table:table-cell table:style-name="ce4" office:value-type="string" calcext:value-type="string">
            <text:p>Bridge owns tasks, workflows, locks, whiteboard and runtime orchestration.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Task/workflow control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2</text:p>
          </table:table-cell>
          <table:table-cell table:style-name="ce4" office:value-type="string" calcext:value-type="string">
            <text:p>Bridge live surface proves this category today.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Memory clarity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5" office:value-type="string" calcext:value-type="string">
            <text:p>3</text:p>
          </table:table-cell>
          <table:table-cell table:style-name="ce5" office:value-type="string" calcext:value-type="string">
            <text:p>5</text:p>
          </table:table-cell>
          <table:table-cell table:style-name="ce4" office:value-type="string" calcext:value-type="string">
            <text:p>OpenClaw documents the simplest memory contract; Bridge is richer but fragmented.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Automation surface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3</text:p>
          </table:table-cell>
          <table:table-cell table:style-name="ce4" office:value-type="string" calcext:value-type="string">
            <text:p>Bridge exposes browser, desktop and many action integrations.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Deployment clarity</text:p>
          </table:table-cell>
          <table:table-cell table:number-columns-repeated="3" table:style-name="ce5" office:value-type="string" calcext:value-type="string">
            <text:p>2</text:p>
          </table:table-cell>
          <table:table-cell table:style-name="ce5" office:value-type="string" calcext:value-type="string">
            <text:p>4</text:p>
          </table:table-cell>
          <table:table-cell table:style-name="ce4" office:value-type="string" calcext:value-type="string">
            <text:p>Bridge still shows machine-local paths and multiple start paths; OpenClaw onboarding is cleaner in docs.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Security/access-control clarity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4" office:value-type="string" calcext:value-type="string">
            <text:p>Bridge is stronger on approval gates; OpenClaw is clearer on channel/pairing/trusted-proxy guidance.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_Bridge_vs_OpenClaw" table:style-name="ta2"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01 Bridge vs OpenClaw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riterion</text:p>
          </table:table-cell>
          <table:table-cell table:style-name="ce3" office:value-type="string" calcext:value-type="string">
            <text:p>Why it matters</text:p>
          </table:table-cell>
          <table:table-cell table:style-name="ce3" office:value-type="string" calcext:value-type="string">
            <text:p>Subject assessment</text:p>
          </table:table-cell>
          <table:table-cell table:style-name="ce3" office:value-type="string" calcext:value-type="string">
            <text:p>OpenClaw assessment</text:p>
          </table:table-cell>
          <table:table-cell table:style-name="ce3" office:value-type="string" calcext:value-type="string">
            <text:p>Comparative verdict</text:p>
          </table:table-cell>
          <table:table-cell table:style-name="ce3" office:value-type="string" calcext:value-type="string">
            <text:p>Evidence level</text:p>
          </table:table-cell>
          <table:table-cell table:style-name="ce3" office:value-type="string" calcext:value-type="string">
            <text:p>Key anchor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Product archetype</text:p>
          </table:table-cell>
          <table:table-cell table:style-name="ce5" office:value-type="string" calcext:value-type="string">
            <text:p>Clarifies whether the systems are competitors or adjacent layers.</text:p>
          </table:table-cell>
          <table:table-cell table:style-name="ce5" office:value-type="string" calcext:value-type="string">
            <text:p>Bridge is a multi-agent orchestration/control-plane platform that wraps CLI runtimes and exposes runtime, task, workflow, lock, browser, desktop and real-world action surfaces.</text:p>
          </table:table-cell>
          <table:table-cell table:style-name="ce5" office:value-type="string" calcext:value-type="string">
            <text:p>OpenClaw positions itself as a personal AI assistant product; the gateway is described as the control plane, not the product itself.</text:p>
          </table:table-cell>
          <table:table-cell table:style-name="ce6" office:value-type="string" calcext:value-type="string">
            <text:p>Not directly comparable. OpenClaw wins if the goal is one cohesive personal assistant. Bridge wins if the goal is a multi-agent operator platform.</text:p>
          </table:table-cell>
          <table:table-cell table:style-name="ce4" office:value-type="string" calcext:value-type="string">
            <text:p>Bridge: local code + live runtime / OpenClaw: official docs + README</text:p>
          </table:table-cell>
          <table:table-cell table:style-name="ce8" office:value-type="string" calcext:value-type="string">
            <text:p>Backend/server.py, Backend/bridge_mcp.py, GET /runtime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Architecture / source of truth</text:p>
          </table:table-cell>
          <table:table-cell table:style-name="ce5" office:value-type="string" calcext:value-type="string">
            <text:p>Determines how hard continuity and operator truth can be.</text:p>
          </table:table-cell>
          <table:table-cell table:style-name="ce5" office:value-type="string" calcext:value-type="string">
            <text:p>Bridge targets CLI-as-SoT, but active implementation still spans team.json, runtime_team.json, agent_state, execution runs, messages and legacy memory paths.</text:p>
          </table:table-cell>
          <table:table-cell table:style-name="ce5" office:value-type="string" calcext:value-type="string">
            <text:p>OpenClaw documents a workspace-first model with Markdown memory as source of truth and OpenClaw-owned session logs.</text:p>
          </table:table-cell>
          <table:table-cell table:style-name="ce6" office:value-type="string" calcext:value-type="string">
            <text:p>OpenClaw advantage today for structural clarity. Bridge is broader but more state-layered.</text:p>
          </table:table-cell>
          <table:table-cell table:style-name="ce4" office:value-type="string" calcext:value-type="string">
            <text:p>Bridge: local docs + code / OpenClaw: official docs</text:p>
          </table:table-cell>
          <table:table-cell table:style-name="ce8" office:value-type="string" calcext:value-type="string">
            <text:p>Persistenz_CLI_SoT_Implementierung.md, W05_Datenmodelle..., https://docs.openclaw.ai/concepts/agent, https://docs.openclaw.ai/concepts/memory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Agent identity + home model</text:p>
          </table:table-cell>
          <table:table-cell table:style-name="ce5" office:value-type="string" calcext:value-type="string">
            <text:p>Persistent identity is core to resume and trust.</text:p>
          </table:table-cell>
          <table:table-cell table:style-name="ce5" office:value-type="string" calcext:value-type="string">
            <text:p>Bridge has per-agent home_dir and resume_id transport; server surfaces workspace, project_root, home_dir and cli_identity_source.</text:p>
          </table:table-cell>
          <table:table-cell table:style-name="ce5" office:value-type="string" calcext:value-type="string">
            <text:p>OpenClaw default mode uses one workspace; multi-agent mode gives each agent its own workspace, agentDir and session store.</text:p>
          </table:table-cell>
          <table:table-cell table:style-name="ce6" office:value-type="string" calcext:value-type="string">
            <text:p>OpenClaw advantage for cleaner design; Bridge is flexible but more heterogeneous in practice.</text:p>
          </table:table-cell>
          <table:table-cell table:style-name="ce4" office:value-type="string" calcext:value-type="string">
            <text:p>Bridge: local code + docs / OpenClaw: official docs</text:p>
          </table:table-cell>
          <table:table-cell table:style-name="ce8" office:value-type="string" calcext:value-type="string">
            <text:p>Backend/server.py:3467+, Backend/team.json, Backend/tmux_manager.py:771+, https://docs.openclaw.ai/concepts/agent, https://docs.openclaw.ai/concepts/multi-agen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Memory model</text:p>
          </table:table-cell>
          <table:table-cell table:style-name="ce5" office:value-type="string" calcext:value-type="string">
            <text:p>Memory discipline drives continuity and auditability.</text:p>
          </table:table-cell>
          <table:table-cell table:style-name="ce5" office:value-type="string" calcext:value-type="string">
            <text:p>Bridge combines Context Bridge, workspace memory, knowledge vault, ~/.claude*-style memory and legacy Backend/agents memory paths.</text:p>
          </table:table-cell>
          <table:table-cell table:style-name="ce5" office:value-type="string" calcext:value-type="string">
            <text:p>OpenClaw uses workspace Markdown memory with daily append-only logs plus optional curated MEMORY.md, exposed through memory_search and memory_get.</text:p>
          </table:table-cell>
          <table:table-cell table:style-name="ce6" office:value-type="string" calcext:value-type="string">
            <text:p>OpenClaw advantage for memory clarity; Bridge is richer but more fragmented.</text:p>
          </table:table-cell>
          <table:table-cell table:style-name="ce4" office:value-type="string" calcext:value-type="string">
            <text:p>Bridge: local docs + code / OpenClaw: official docs</text:p>
          </table:table-cell>
          <table:table-cell table:style-name="ce8" office:value-type="string" calcext:value-type="string">
            <text:p>W05_Datenmodelle..., Persistenz_CLI_SoT_Implementierung.md, https://docs.openclaw.ai/concepts/memory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esume / session continuity</text:p>
          </table:table-cell>
          <table:table-cell table:style-name="ce5" office:value-type="string" calcext:value-type="string">
            <text:p>Resume semantics decide whether the same agent really returns.</text:p>
          </table:table-cell>
          <table:table-cell table:style-name="ce5" office:value-type="string" calcext:value-type="string">
            <text:p>Bridge has resume_id transport, CLI identity exports and restore logic, but continuity still depends on the runtime/start path and multiple stores.</text:p>
          </table:table-cell>
          <table:table-cell table:style-name="ce5" office:value-type="string" calcext:value-type="string">
            <text:p>OpenClaw stores session transcripts as JSONL under ~/.openclaw/agents/&lt;agentId&gt;/sessions with stable OpenClaw-chosen session IDs.</text:p>
          </table:table-cell>
          <table:table-cell table:style-name="ce6" office:value-type="string" calcext:value-type="string">
            <text:p>OpenClaw advantage for product simplicity. Bridge has the more ambitious CLI-bound continuity target but more moving parts.</text:p>
          </table:table-cell>
          <table:table-cell table:style-name="ce4" office:value-type="string" calcext:value-type="string">
            <text:p>Bridge: local docs + code / OpenClaw: official docs</text:p>
          </table:table-cell>
          <table:table-cell table:style-name="ce8" office:value-type="string" calcext:value-type="string">
            <text:p>Backend/tmux_manager.py:1127+, Persistenz_CLI_SoT_Implementierung.md, https://docs.openclaw.ai/concepts/agen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Multi-agent coordination</text:p>
          </table:table-cell>
          <table:table-cell table:style-name="ce5" office:value-type="string" calcext:value-type="string">
            <text:p>Shows how far the system can go beyond one assistant persona.</text:p>
          </table:table-cell>
          <table:table-cell table:style-name="ce5" office:value-type="string" calcext:value-type="string">
            <text:p>Bridge has teams, levels, reports_to, task routing, scope locks, whiteboard and runtime orchestration.</text:p>
          </table:table-cell>
          <table:table-cell table:style-name="ce5" office:value-type="string" calcext:value-type="string">
            <text:p>OpenClaw has isolated agents, bindings, routing rules, per-agent sandboxing and sub-agents.</text:p>
          </table:table-cell>
          <table:table-cell table:style-name="ce7" office:value-type="string" calcext:value-type="string">
            <text:p>Bridge advantage on orchestration depth.</text:p>
          </table:table-cell>
          <table:table-cell table:style-name="ce4" office:value-type="string" calcext:value-type="string">
            <text:p>Bridge: local code + team config / OpenClaw: official docs</text:p>
          </table:table-cell>
          <table:table-cell table:style-name="ce8" office:value-type="string" calcext:value-type="string">
            <text:p>Backend/team.json, Backend/bridge_mcp.py, https://docs.openclaw.ai/concepts/multi-agent, https://docs.openclaw.ai/tools/subagent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Task + workflow plane</text:p>
          </table:table-cell>
          <table:table-cell table:style-name="ce5" office:value-type="string" calcext:value-type="string">
            <text:p>Important for repeatable, observable operational work.</text:p>
          </table:table-cell>
          <table:table-cell table:style-name="ce5" office:value-type="string" calcext:value-type="string">
            <text:p>Bridge exposes native task lifecycle APIs, workflow compile/deploy/execute and live n8n/template workflow surfaces.</text:p>
          </table:table-cell>
          <table:table-cell table:style-name="ce5" office:value-type="string" calcext:value-type="string">
            <text:p>The retrieved OpenClaw sources focus on assistant runtime, channel routing and tools, not on a heavy task/workflow control plane.</text:p>
          </table:table-cell>
          <table:table-cell table:style-name="ce7" office:value-type="string" calcext:value-type="string">
            <text:p>Clear Bridge advantage.</text:p>
          </table:table-cell>
          <table:table-cell table:style-name="ce4" office:value-type="string" calcext:value-type="string">
            <text:p>Bridge: local live + code / OpenClaw: official docs only</text:p>
          </table:table-cell>
          <table:table-cell table:style-name="ce8" office:value-type="string" calcext:value-type="string">
            <text:p>Backend/bridge_mcp.py:1843+, 7609+, 8452+, GET /task/queue, GET /workflows, GET /workflows/template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Channels + integrations</text:p>
          </table:table-cell>
          <table:table-cell table:style-name="ce5" office:value-type="string" calcext:value-type="string">
            <text:p>Compares packaged communication breadth versus action depth.</text:p>
          </table:table-cell>
          <table:table-cell table:style-name="ce5" office:value-type="string" calcext:value-type="string">
            <text:p>Bridge exposes operator/action integrations such as email, Slack, WhatsApp, Todoist, phone, cron and workflow webhooks.</text:p>
          </table:table-cell>
          <table:table-cell table:style-name="ce5" office:value-type="string" calcext:value-type="string">
            <text:p>OpenClaw README presents a much wider packaged assistant channel surface: WhatsApp, Telegram, Slack, Discord, Signal, iMessage, Matrix, Teams and more.</text:p>
          </table:table-cell>
          <table:table-cell table:style-name="ce6" office:value-type="string" calcext:value-type="string">
            <text:p>Split verdict: OpenClaw advantage for packaged assistant channel breadth; Bridge advantage for explicit action/control integrations.</text:p>
          </table:table-cell>
          <table:table-cell table:style-name="ce4" office:value-type="string" calcext:value-type="string">
            <text:p>Bridge: local code / OpenClaw: official README</text:p>
          </table:table-cell>
          <table:table-cell table:style-name="ce8" office:value-type="string" calcext:value-type="string">
            <text:p>Backend/bridge_mcp.py:2874+, 3120+, 3576+, 3892+, 7837+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Browser + desktop control</text:p>
          </table:table-cell>
          <table:table-cell table:style-name="ce5" office:value-type="string" calcext:value-type="string">
            <text:p>Determines how much local world the agent can operate directly.</text:p>
          </table:table-cell>
          <table:table-cell table:style-name="ce5" office:value-type="string" calcext:value-type="string">
            <text:p>Bridge exposes browser automation and a generic Linux desktop automation/verification surface.</text:p>
          </table:table-cell>
          <table:table-cell table:style-name="ce5" office:value-type="string" calcext:value-type="string">
            <text:p>OpenClaw exposes browser tooling and host-browser login guidance, plus Canvas/mobile/voice surfaces, but no comparable generic desktop-control plane was evidenced here.</text:p>
          </table:table-cell>
          <table:table-cell table:style-name="ce7" office:value-type="string" calcext:value-type="string">
            <text:p>Bridge advantage.</text:p>
          </table:table-cell>
          <table:table-cell table:style-name="ce4" office:value-type="string" calcext:value-type="string">
            <text:p>Bridge: local code / OpenClaw: official docs + README</text:p>
          </table:table-cell>
          <table:table-cell table:style-name="ce8" office:value-type="string" calcext:value-type="string">
            <text:p>Backend/bridge_mcp.py:4282+, 5705+, 8860+, https://docs.openclaw.ai/tools/browser-login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Approvals + safety</text:p>
          </table:table-cell>
          <table:table-cell table:style-name="ce5" office:value-type="string" calcext:value-type="string">
            <text:p>Real-world actions need explicit safety semantics.</text:p>
          </table:table-cell>
          <table:table-cell table:style-name="ce5" office:value-type="string" calcext:value-type="string">
            <text:p>Bridge has explicit approval request/execute flows for many real-world actions.</text:p>
          </table:table-cell>
          <table:table-cell table:style-name="ce5" office:value-type="string" calcext:value-type="string">
            <text:p>OpenClaw documents channel pairing, allowlists, DM policies, trusted proxies and anti-bot browser guidance.</text:p>
          </table:table-cell>
          <table:table-cell table:style-name="ce6" office:value-type="string" calcext:value-type="string">
            <text:p>Different strengths. Bridge advantage for human approval gates; OpenClaw advantage for documented channel access-control defaults.</text:p>
          </table:table-cell>
          <table:table-cell table:style-name="ce4" office:value-type="string" calcext:value-type="string">
            <text:p>Bridge: local code / OpenClaw: official docs + README</text:p>
          </table:table-cell>
          <table:table-cell table:style-name="ce8" office:value-type="string" calcext:value-type="string">
            <text:p>Backend/bridge_mcp.py:2463+, https://docs.openclaw.ai/gateway/security, https://docs.openclaw.ai/tools/browser-login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Deployment + reproducibility</text:p>
          </table:table-cell>
          <table:table-cell table:style-name="ce5" office:value-type="string" calcext:value-type="string">
            <text:p>Measures how easy the product is to bring up on a new machine.</text:p>
          </table:table-cell>
          <table:table-cell table:style-name="ce5" office:value-type="string" calcext:value-type="string">
            <text:p>Bridge still carries machine-local paths, localhost assumptions and multiple start paths in the active tree/docs.</text:p>
          </table:table-cell>
          <table:table-cell table:style-name="ce5" office:value-type="string" calcext:value-type="string">
            <text:p>OpenClaw documents onboarding that installs a launchd/systemd user service and packages the assistant as a local-first daemonized stack.</text:p>
          </table:table-cell>
          <table:table-cell table:style-name="ce6" office:value-type="string" calcext:value-type="string">
            <text:p>OpenClaw advantage.</text:p>
          </table:table-cell>
          <table:table-cell table:style-name="ce4" office:value-type="string" calcext:value-type="string">
            <text:p>Bridge: local docs + code / OpenClaw: official README</text:p>
          </table:table-cell>
          <table:table-cell table:style-name="ce8" office:value-type="string" calcext:value-type="string">
            <text:p>W01_Systemarchitektur..., docs/buddy-bridge-gap-register.md, Backend/team.json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Current verifiable operational state</text:p>
          </table:table-cell>
          <table:table-cell table:style-name="ce5" office:value-type="string" calcext:value-type="string">
            <text:p>Separates local proof from external product claims.</text:p>
          </table:table-cell>
          <table:table-cell table:style-name="ce5" office:value-type="string" calcext:value-type="string">
            <text:p>Bridge was locally probed live on 2026-03-13 and returned a healthy configured runtime on port 9111.</text:p>
          </table:table-cell>
          <table:table-cell table:style-name="ce5" office:value-type="string" calcext:value-type="string">
            <text:p>OpenClaw was researched from official sources only in this task; no local runtime execution was performed here.</text:p>
          </table:table-cell>
          <table:table-cell table:style-name="ce6" office:value-type="string" calcext:value-type="string">
            <text:p>Bridge advantage on local evidence in this environment. OpenClaw product maturity claims remain documentation-based here.</text:p>
          </table:table-cell>
          <table:table-cell table:style-name="ce4" office:value-type="string" calcext:value-type="string">
            <text:p>Bridge: local live / OpenClaw: official docs only</text:p>
          </table:table-cell>
          <table:table-cell table:style-name="ce8" office:value-type="string" calcext:value-type="string">
            <text:p>GET /status, GET /runtime, https://docs.openclaw.ai, https://github.com/clawdbot/clawdbot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_Buddy_vs_OpenClaw" table:style-name="ta3"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02 Buddy vs OpenClaw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riterion</text:p>
          </table:table-cell>
          <table:table-cell table:style-name="ce3" office:value-type="string" calcext:value-type="string">
            <text:p>Why it matters</text:p>
          </table:table-cell>
          <table:table-cell table:style-name="ce3" office:value-type="string" calcext:value-type="string">
            <text:p>Subject assessment</text:p>
          </table:table-cell>
          <table:table-cell table:style-name="ce3" office:value-type="string" calcext:value-type="string">
            <text:p>OpenClaw assessment</text:p>
          </table:table-cell>
          <table:table-cell table:style-name="ce3" office:value-type="string" calcext:value-type="string">
            <text:p>Comparative verdict</text:p>
          </table:table-cell>
          <table:table-cell table:style-name="ce3" office:value-type="string" calcext:value-type="string">
            <text:p>Evidence level</text:p>
          </table:table-cell>
          <table:table-cell table:style-name="ce3" office:value-type="string" calcext:value-type="string">
            <text:p>Key anchor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Product role</text:p>
          </table:table-cell>
          <table:table-cell table:style-name="ce5" office:value-type="string" calcext:value-type="string">
            <text:p>Defines whether the subject is a full product or one agent within a larger system.</text:p>
          </table:table-cell>
          <table:table-cell table:style-name="ce5" office:value-type="string" calcext:value-type="string">
            <text:p>Buddy is a concierge/frontdoor agent running on top of Bridge.</text:p>
          </table:table-cell>
          <table:table-cell table:style-name="ce5" office:value-type="string" calcext:value-type="string">
            <text:p>OpenClaw is presented as the personal assistant product itself.</text:p>
          </table:table-cell>
          <table:table-cell table:style-name="ce6" office:value-type="string" calcext:value-type="string">
            <text:p>OpenClaw advantage for self-contained product shape.</text:p>
          </table:table-cell>
          <table:table-cell table:style-name="ce4" office:value-type="string" calcext:value-type="string">
            <text:p>Buddy: local code + live state / OpenClaw: official docs + README</text:p>
          </table:table-cell>
          <table:table-cell table:style-name="ce8" office:value-type="string" calcext:value-type="string">
            <text:p>Backend/team.json:579+, /home/leo/Desktop/CC/Buddy/CLAUDE.md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Persona quality</text:p>
          </table:table-cell>
          <table:table-cell table:style-name="ce5" office:value-type="string" calcext:value-type="string">
            <text:p>The user-facing agent needs a clear and stable interpersonal contract.</text:p>
          </table:table-cell>
          <table:table-cell table:style-name="ce5" office:value-type="string" calcext:value-type="string">
            <text:p>Buddy guidance is unusually explicit: warm, direct, multilingual, concierge-first and user-owned.</text:p>
          </table:table-cell>
          <table:table-cell table:style-name="ce5" office:value-type="string" calcext:value-type="string">
            <text:p>OpenClaw is strongly framed as a personal assistant, but the retrieved sources are less persona-scripted than Buddy's SOUL/CLAUDE files.</text:p>
          </table:table-cell>
          <table:table-cell table:style-name="ce7" office:value-type="string" calcext:value-type="string">
            <text:p>Buddy advantage on explicit concierge persona design.</text:p>
          </table:table-cell>
          <table:table-cell table:style-name="ce4" office:value-type="string" calcext:value-type="string">
            <text:p>Buddy: local guidance files / OpenClaw: official docs + README</text:p>
          </table:table-cell>
          <table:table-cell table:style-name="ce8" office:value-type="string" calcext:value-type="string">
            <text:p>/home/leo/Desktop/CC/Buddy/CLAUDE.md, /home/leo/Desktop/CC/Buddy/SOUL.md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Identity + workspace contract</text:p>
          </table:table-cell>
          <table:table-cell table:style-name="ce5" office:value-type="string" calcext:value-type="string">
            <text:p>Clean identity storage affects continuity and reasoning discipline.</text:p>
          </table:table-cell>
          <table:table-cell table:style-name="ce5" office:value-type="string" calcext:value-type="string">
            <text:p>Buddy has SOUL.md, CLAUDE.md, memory/user_model.json, knowledge scopes and Context Bridge expectations.</text:p>
          </table:table-cell>
          <table:table-cell table:style-name="ce5" office:value-type="string" calcext:value-type="string">
            <text:p>OpenClaw documents a more systematic bootstrap set: AGENTS.md, SOUL.md, TOOLS.md, BOOTSTRAP.md, IDENTITY.md and USER.md inside the workspace.</text:p>
          </table:table-cell>
          <table:table-cell table:style-name="ce6" office:value-type="string" calcext:value-type="string">
            <text:p>OpenClaw advantage for systematization; Buddy remains strong on persona depth.</text:p>
          </table:table-cell>
          <table:table-cell table:style-name="ce4" office:value-type="string" calcext:value-type="string">
            <text:p>Buddy: local files / OpenClaw: official docs</text:p>
          </table:table-cell>
          <table:table-cell table:style-name="ce8" office:value-type="string" calcext:value-type="string">
            <text:p>/home/leo/Desktop/CC/Buddy/*, https://docs.openclaw.ai/concepts/agen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User model + memory discipline</text:p>
          </table:table-cell>
          <table:table-cell table:style-name="ce5" office:value-type="string" calcext:value-type="string">
            <text:p>A concierge agent must remember the user in a reliable way.</text:p>
          </table:table-cell>
          <table:table-cell table:style-name="ce5" office:value-type="string" calcext:value-type="string">
            <text:p>Buddy uses Users/&lt;user&gt;/USER, knowledge-vault init/read/write, Context Bridge and a legacy local fallback JSON model.</text:p>
          </table:table-cell>
          <table:table-cell table:style-name="ce5" office:value-type="string" calcext:value-type="string">
            <text:p>OpenClaw uses workspace memory/YYYY-MM-DD.md plus optional MEMORY.md with memory_search and memory_get.</text:p>
          </table:table-cell>
          <table:table-cell table:style-name="ce6" office:value-type="string" calcext:value-type="string">
            <text:p>OpenClaw advantage for clarity; Buddy has the richer user-model ambition but more layers.</text:p>
          </table:table-cell>
          <table:table-cell table:style-name="ce4" office:value-type="string" calcext:value-type="string">
            <text:p>Buddy: local code + guidance / OpenClaw: official docs</text:p>
          </table:table-cell>
          <table:table-cell table:style-name="ce8" office:value-type="string" calcext:value-type="string">
            <text:p>Backend/server.py:8133+, 8261+, /home/leo/Desktop/CC/Buddy/CLAUDE.md, https://docs.openclaw.ai/concepts/memory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Onboarding / frontdoor behavior</text:p>
          </table:table-cell>
          <table:table-cell table:style-name="ce5" office:value-type="string" calcext:value-type="string">
            <text:p>This is the core practical test for a concierge agent.</text:p>
          </table:table-cell>
          <table:table-cell table:style-name="ce5" office:value-type="string" calcext:value-type="string">
            <text:p>Buddy is intended as the frontdoor, but current live state shows buddy offline and should_auto_start false for a returning user.</text:p>
          </table:table-cell>
          <table:table-cell table:style-name="ce5" office:value-type="string" calcext:value-type="string">
            <text:p>OpenClaw is documented as the packaged always-on assistant itself.</text:p>
          </table:table-cell>
          <table:table-cell table:style-name="ce6" office:value-type="string" calcext:value-type="string">
            <text:p>OpenClaw advantage today.</text:p>
          </table:table-cell>
          <table:table-cell table:style-name="ce4" office:value-type="string" calcext:value-type="string">
            <text:p>Buddy: local live + code / OpenClaw: official docs + README</text:p>
          </table:table-cell>
          <table:table-cell table:style-name="ce8" office:value-type="string" calcext:value-type="string">
            <text:p>GET /agents/buddy, GET /onboarding/status?user_id=user, Backend/server.py:8261+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Delegation + specialists</text:p>
          </table:table-cell>
          <table:table-cell table:style-name="ce5" office:value-type="string" calcext:value-type="string">
            <text:p>A concierge becomes stronger when it can pull in specialists without losing ownership.</text:p>
          </table:table-cell>
          <table:table-cell table:style-name="ce5" office:value-type="string" calcext:value-type="string">
            <text:p>Buddy explicitly escalates to Viktor, Nova, Kai and leads trading, marketing and legal teams in team.json.</text:p>
          </table:table-cell>
          <table:table-cell table:style-name="ce5" office:value-type="string" calcext:value-type="string">
            <text:p>OpenClaw supports isolated agents and sub-agents, but the retrieved evidence centers on routing and background runs rather than a named concierge hierarchy.</text:p>
          </table:table-cell>
          <table:table-cell table:style-name="ce7" office:value-type="string" calcext:value-type="string">
            <text:p>Buddy advantage when Bridge is available behind it.</text:p>
          </table:table-cell>
          <table:table-cell table:style-name="ce4" office:value-type="string" calcext:value-type="string">
            <text:p>Buddy: local team config + guidance / OpenClaw: official docs</text:p>
          </table:table-cell>
          <table:table-cell table:style-name="ce8" office:value-type="string" calcext:value-type="string">
            <text:p>Backend/team.json:183+, 1688+, /home/leo/Desktop/CC/Buddy/CLAUDE.md, https://docs.openclaw.ai/concepts/multi-agent, https://docs.openclaw.ai/tools/subagent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eal-world action surface</text:p>
          </table:table-cell>
          <table:table-cell table:style-name="ce5" office:value-type="string" calcext:value-type="string">
            <text:p>Users judge a concierge by what it can actually get done.</text:p>
          </table:table-cell>
          <table:table-cell table:style-name="ce5" office:value-type="string" calcext:value-type="string">
            <text:p>Buddy can use Bridge approval-gated channels and operating surfaces for email, WhatsApp, phone, tasks and setup actions.</text:p>
          </table:table-cell>
          <table:table-cell table:style-name="ce5" office:value-type="string" calcext:value-type="string">
            <text:p>OpenClaw is strong as a channel assistant and browser-driven helper, but the retrieved sources do not show the same Bridge-style action/control-plane breadth.</text:p>
          </table:table-cell>
          <table:table-cell table:style-name="ce7" office:value-type="string" calcext:value-type="string">
            <text:p>Buddy advantage on action ceiling.</text:p>
          </table:table-cell>
          <table:table-cell table:style-name="ce4" office:value-type="string" calcext:value-type="string">
            <text:p>Buddy: local guidance + Bridge tool surface / OpenClaw: official docs + README</text:p>
          </table:table-cell>
          <table:table-cell table:style-name="ce8" office:value-type="string" calcext:value-type="string">
            <text:p>/home/leo/Desktop/CC/Buddy/CLAUDE.md, Backend/bridge_mcp.py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Safety semantics</text:p>
          </table:table-cell>
          <table:table-cell table:style-name="ce5" office:value-type="string" calcext:value-type="string">
            <text:p>Real-world helpers need explicit guardrails.</text:p>
          </table:table-cell>
          <table:table-cell table:style-name="ce5" office:value-type="string" calcext:value-type="string">
            <text:p>Buddy guidance includes clear approval classes, anti-impersonation rules and explicit ownership of the user result.</text:p>
          </table:table-cell>
          <table:table-cell table:style-name="ce5" office:value-type="string" calcext:value-type="string">
            <text:p>OpenClaw emphasizes pairing, allowlists, trusted proxies and safe manual browser login.</text:p>
          </table:table-cell>
          <table:table-cell table:style-name="ce6" office:value-type="string" calcext:value-type="string">
            <text:p>Different strengths. Buddy advantage for user-visible approval semantics; OpenClaw advantage for channel access-control clarity.</text:p>
          </table:table-cell>
          <table:table-cell table:style-name="ce4" office:value-type="string" calcext:value-type="string">
            <text:p>Buddy: local guidance / OpenClaw: official docs</text:p>
          </table:table-cell>
          <table:table-cell table:style-name="ce8" office:value-type="string" calcext:value-type="string">
            <text:p>/home/leo/Desktop/CC/Buddy/CLAUDE.md, https://docs.openclaw.ai/gateway/security, https://docs.openclaw.ai/tools/browser-login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Channel packaging</text:p>
          </table:table-cell>
          <table:table-cell table:style-name="ce5" office:value-type="string" calcext:value-type="string">
            <text:p>A personal assistant product is often judged by where it can meet the user.</text:p>
          </table:table-cell>
          <table:table-cell table:style-name="ce5" office:value-type="string" calcext:value-type="string">
            <text:p>Buddy currently lives primarily through Bridge surfaces and Bridge-backed integrations.</text:p>
          </table:table-cell>
          <table:table-cell table:style-name="ce5" office:value-type="string" calcext:value-type="string">
            <text:p>OpenClaw README advertises a much larger packaged communication/channel matrix.</text:p>
          </table:table-cell>
          <table:table-cell table:style-name="ce6" office:value-type="string" calcext:value-type="string">
            <text:p>OpenClaw advantage.</text:p>
          </table:table-cell>
          <table:table-cell table:style-name="ce4" office:value-type="string" calcext:value-type="string">
            <text:p>Buddy: local system evidence / OpenClaw: official README</text:p>
          </table:table-cell>
          <table:table-cell table:style-name="ce8" office:value-type="string" calcext:value-type="string">
            <text:p>Frontend/buddy_landing.html, Frontend/buddy_widget.js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Current live availability</text:p>
          </table:table-cell>
          <table:table-cell table:style-name="ce5" office:value-type="string" calcext:value-type="string">
            <text:p>A concierge that is not up is weaker than its design documents.</text:p>
          </table:table-cell>
          <table:table-cell table:style-name="ce5" office:value-type="string" calcext:value-type="string">
            <text:p>Buddy was live-probed as offline, inactive and not auto-starting for a known user.</text:p>
          </table:table-cell>
          <table:table-cell table:style-name="ce5" office:value-type="string" calcext:value-type="string">
            <text:p>OpenClaw was not run locally here, but the official product presentation is coherent and self-contained.</text:p>
          </table:table-cell>
          <table:table-cell table:style-name="ce6" office:value-type="string" calcext:value-type="string">
            <text:p>OpenClaw advantage today.</text:p>
          </table:table-cell>
          <table:table-cell table:style-name="ce4" office:value-type="string" calcext:value-type="string">
            <text:p>Buddy: local live / OpenClaw: official docs only</text:p>
          </table:table-cell>
          <table:table-cell table:style-name="ce8" office:value-type="string" calcext:value-type="string">
            <text:p>GET /agents/buddy, GET /onboarding/status?user_id=user, https://docs.openclaw.ai/start/getting-started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Self-sufficiency</text:p>
          </table:table-cell>
          <table:table-cell table:style-name="ce5" office:value-type="string" calcext:value-type="string">
            <text:p>Shows whether the assistant stands alone or depends on a larger stack.</text:p>
          </table:table-cell>
          <table:table-cell table:style-name="ce5" office:value-type="string" calcext:value-type="string">
            <text:p>Buddy depends on Bridge runtime, Bridge auth, Bridge messaging and Bridge action tooling.</text:p>
          </table:table-cell>
          <table:table-cell table:style-name="ce5" office:value-type="string" calcext:value-type="string">
            <text:p>OpenClaw is presented as the product stack itself, with gateway, sessions, channels and assistant packaged together.</text:p>
          </table:table-cell>
          <table:table-cell table:style-name="ce6" office:value-type="string" calcext:value-type="string">
            <text:p>OpenClaw advantage.</text:p>
          </table:table-cell>
          <table:table-cell table:style-name="ce4" office:value-type="string" calcext:value-type="string">
            <text:p>Buddy: local code / OpenClaw: official docs + README</text:p>
          </table:table-cell>
          <table:table-cell table:style-name="ce8" office:value-type="string" calcext:value-type="string">
            <text:p>Backend/server.py, Backend/bridge_mcp.py, https://docs.openclaw.ai/concepts/agent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Long-term ceiling</text:p>
          </table:table-cell>
          <table:table-cell table:style-name="ce5" office:value-type="string" calcext:value-type="string">
            <text:p>Potential matters when the comparison includes future product direction.</text:p>
          </table:table-cell>
          <table:table-cell table:style-name="ce5" office:value-type="string" calcext:value-type="string">
            <text:p>Buddy can become the user-facing layer over Bridge teams, workflows, locks, browser, desktop and approval-gated real-world actions.</text:p>
          </table:table-cell>
          <table:table-cell table:style-name="ce5" office:value-type="string" calcext:value-type="string">
            <text:p>OpenClaw has strong packaged assistant capabilities, but the retrieved evidence does not show Bridge-level task/workflow/operator leverage.</text:p>
          </table:table-cell>
          <table:table-cell table:style-name="ce7" office:value-type="string" calcext:value-type="string">
            <text:p>Buddy advantage on long-term ceiling when backed by a healthy Bridge.</text:p>
          </table:table-cell>
          <table:table-cell table:style-name="ce4" office:value-type="string" calcext:value-type="string">
            <text:p>Buddy: local code + team model / OpenClaw: official docs only</text:p>
          </table:table-cell>
          <table:table-cell table:style-name="ce8" office:value-type="string" calcext:value-type="string">
            <text:p>Backend/team.json, Backend/bridge_mcp.py, GET /workflows, GET /task/queu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_Bridge+Buddy_vs_OC" table:style-name="ta4"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03 Bridge+Buddy vs OC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riterion</text:p>
          </table:table-cell>
          <table:table-cell table:style-name="ce3" office:value-type="string" calcext:value-type="string">
            <text:p>Why it matters</text:p>
          </table:table-cell>
          <table:table-cell table:style-name="ce3" office:value-type="string" calcext:value-type="string">
            <text:p>Subject assessment</text:p>
          </table:table-cell>
          <table:table-cell table:style-name="ce3" office:value-type="string" calcext:value-type="string">
            <text:p>OpenClaw assessment</text:p>
          </table:table-cell>
          <table:table-cell table:style-name="ce3" office:value-type="string" calcext:value-type="string">
            <text:p>Comparative verdict</text:p>
          </table:table-cell>
          <table:table-cell table:style-name="ce3" office:value-type="string" calcext:value-type="string">
            <text:p>Evidence level</text:p>
          </table:table-cell>
          <table:table-cell table:style-name="ce3" office:value-type="string" calcext:value-type="string">
            <text:p>Key anchor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System form</text:p>
          </table:table-cell>
          <table:table-cell table:style-name="ce5" office:value-type="string" calcext:value-type="string">
            <text:p>A stack comparison must separate frontdoor from core platform.</text:p>
          </table:table-cell>
          <table:table-cell table:style-name="ce5" office:value-type="string" calcext:value-type="string">
            <text:p>Bridge+Buddy combines a control plane, runtime manager, task/workflow surface, approvals, specialist teams and a concierge persona.</text:p>
          </table:table-cell>
          <table:table-cell table:style-name="ce5" office:value-type="string" calcext:value-type="string">
            <text:p>OpenClaw combines assistant runtime, channels, memory, gateway control plane and packaged personal-assistant UX.</text:p>
          </table:table-cell>
          <table:table-cell table:style-name="ce2" office:value-type="string" calcext:value-type="string">
            <text:p>Different models. Bridge+Buddy is the heavier stack; OpenClaw is the cleaner integrated product.</text:p>
          </table:table-cell>
          <table:table-cell table:style-name="ce4" office:value-type="string" calcext:value-type="string">
            <text:p>Bridge+Buddy: local code + live runtime / OpenClaw: official docs + README</text:p>
          </table:table-cell>
          <table:table-cell table:style-name="ce8" office:value-type="string" calcext:value-type="string">
            <text:p>Backend/server.py, Backend/bridge_mcp.py, Buddy guidance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End-user coherence</text:p>
          </table:table-cell>
          <table:table-cell table:style-name="ce5" office:value-type="string" calcext:value-type="string">
            <text:p>The frontdoor must feel coherent from the user's perspective.</text:p>
          </table:table-cell>
          <table:table-cell table:style-name="ce5" office:value-type="string" calcext:value-type="string">
            <text:p>Bridge+Buddy currently splits the experience across chat, control center, Buddy landing/widget and a Buddy runtime that is offline in the sampled live state.</text:p>
          </table:table-cell>
          <table:table-cell table:style-name="ce5" office:value-type="string" calcext:value-type="string">
            <text:p>OpenClaw markets and documents one coherent personal assistant with one packaged runtime story.</text:p>
          </table:table-cell>
          <table:table-cell table:style-name="ce6" office:value-type="string" calcext:value-type="string">
            <text:p>OpenClaw advantage today.</text:p>
          </table:table-cell>
          <table:table-cell table:style-name="ce4" office:value-type="string" calcext:value-type="string">
            <text:p>Bridge+Buddy: local live + code / OpenClaw: official docs + README</text:p>
          </table:table-cell>
          <table:table-cell table:style-name="ce8" office:value-type="string" calcext:value-type="string">
            <text:p>Frontend/buddy_landing.html, Frontend/buddy_widget.js, GET /agents/buddy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Orchestration depth</text:p>
          </table:table-cell>
          <table:table-cell table:style-name="ce5" office:value-type="string" calcext:value-type="string">
            <text:p>This is where a stack can exceed a single assistant product.</text:p>
          </table:table-cell>
          <table:table-cell table:style-name="ce5" office:value-type="string" calcext:value-type="string">
            <text:p>Bridge+Buddy can coordinate runtime agents, tasks, scope locks, whiteboard, approvals and workflows while keeping Buddy as the user-facing owner.</text:p>
          </table:table-cell>
          <table:table-cell table:style-name="ce5" office:value-type="string" calcext:value-type="string">
            <text:p>OpenClaw supports multiple isolated agents and sub-agents, but the retrieved evidence is not centered on a Bridge-like operations stack.</text:p>
          </table:table-cell>
          <table:table-cell table:style-name="ce7" office:value-type="string" calcext:value-type="string">
            <text:p>Bridge+Buddy advantage.</text:p>
          </table:table-cell>
          <table:table-cell table:style-name="ce4" office:value-type="string" calcext:value-type="string">
            <text:p>Bridge+Buddy: local code + live runtime / OpenClaw: official docs</text:p>
          </table:table-cell>
          <table:table-cell table:style-name="ce8" office:value-type="string" calcext:value-type="string">
            <text:p>Backend/bridge_mcp.py, Backend/team.json, GET /task/queue, GET /workflows, https://docs.openclaw.ai/concepts/multi-agen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Specialist teams / hierarchy</text:p>
          </table:table-cell>
          <table:table-cell table:style-name="ce5" office:value-type="string" calcext:value-type="string">
            <text:p>Shows whether the assistant can escalate into a real team graph.</text:p>
          </table:table-cell>
          <table:table-cell table:style-name="ce5" office:value-type="string" calcext:value-type="string">
            <text:p>Buddy already leads real specialist teams in team.json, and Bridge has hierarchy, levels and reports_to semantics.</text:p>
          </table:table-cell>
          <table:table-cell table:style-name="ce5" office:value-type="string" calcext:value-type="string">
            <text:p>OpenClaw supports multiple agents and bindings, but not the same explicit org-charted specialist model in the retrieved evidence.</text:p>
          </table:table-cell>
          <table:table-cell table:style-name="ce7" office:value-type="string" calcext:value-type="string">
            <text:p>Bridge+Buddy advantage.</text:p>
          </table:table-cell>
          <table:table-cell table:style-name="ce4" office:value-type="string" calcext:value-type="string">
            <text:p>Bridge+Buddy: local code + config / OpenClaw: official docs</text:p>
          </table:table-cell>
          <table:table-cell table:style-name="ce8" office:value-type="string" calcext:value-type="string">
            <text:p>Backend/team.json:183+, 1688+, https://docs.openclaw.ai/concepts/multi-agen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Tasks / workflows / locks</text:p>
          </table:table-cell>
          <table:table-cell table:style-name="ce5" office:value-type="string" calcext:value-type="string">
            <text:p>Operational leverage grows when work can be structured and audited.</text:p>
          </table:table-cell>
          <table:table-cell table:style-name="ce5" office:value-type="string" calcext:value-type="string">
            <text:p>Bridge+Buddy has native task lifecycle APIs, scope locks, whiteboard, workflow deploy/execute and live templates/workflows.</text:p>
          </table:table-cell>
          <table:table-cell table:style-name="ce5" office:value-type="string" calcext:value-type="string">
            <text:p>The retrieved OpenClaw sources do not show a comparable operator task/workflow plane.</text:p>
          </table:table-cell>
          <table:table-cell table:style-name="ce7" office:value-type="string" calcext:value-type="string">
            <text:p>Bridge+Buddy advantage.</text:p>
          </table:table-cell>
          <table:table-cell table:style-name="ce4" office:value-type="string" calcext:value-type="string">
            <text:p>Bridge+Buddy: local live + code / OpenClaw: official docs only</text:p>
          </table:table-cell>
          <table:table-cell table:style-name="ce8" office:value-type="string" calcext:value-type="string">
            <text:p>Backend/bridge_mcp.py:1843+, 2084+, 2177+, 7609+, 8452+, GET /task/queue, GET /workflows, GET /workflows/template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eal-world actions with approvals</text:p>
          </table:table-cell>
          <table:table-cell table:style-name="ce5" office:value-type="string" calcext:value-type="string">
            <text:p>This is the hardest practical advantage for a stack to earn.</text:p>
          </table:table-cell>
          <table:table-cell table:style-name="ce5" office:value-type="string" calcext:value-type="string">
            <text:p>Bridge+Buddy combines concierge intent handling with approval-gated email, WhatsApp, phone, browser, desktop and task actions.</text:p>
          </table:table-cell>
          <table:table-cell table:style-name="ce5" office:value-type="string" calcext:value-type="string">
            <text:p>OpenClaw documents strong channel presence, browser support and plugins, but not the same Bridge-style approval matrix in the retrieved sources.</text:p>
          </table:table-cell>
          <table:table-cell table:style-name="ce7" office:value-type="string" calcext:value-type="string">
            <text:p>Bridge+Buddy advantage.</text:p>
          </table:table-cell>
          <table:table-cell table:style-name="ce4" office:value-type="string" calcext:value-type="string">
            <text:p>Bridge+Buddy: local guidance + code / OpenClaw: official docs + README</text:p>
          </table:table-cell>
          <table:table-cell table:style-name="ce8" office:value-type="string" calcext:value-type="string">
            <text:p>Buddy/CLAUDE.md, Backend/bridge_mcp.py:2463+, 2874+, 3576+, 7837+, 8860+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Memory clarity + continuity</text:p>
          </table:table-cell>
          <table:table-cell table:style-name="ce5" office:value-type="string" calcext:value-type="string">
            <text:p>A bigger stack must still remain explainable.</text:p>
          </table:table-cell>
          <table:table-cell table:style-name="ce5" office:value-type="string" calcext:value-type="string">
            <text:p>Bridge+Buddy has richer memory and continuity ambitions, but active implementation still spans multiple stores and historical paths.</text:p>
          </table:table-cell>
          <table:table-cell table:style-name="ce5" office:value-type="string" calcext:value-type="string">
            <text:p>OpenClaw presents a cleaner workspace/memory/session contract based on Markdown plus stable JSONL sessions.</text:p>
          </table:table-cell>
          <table:table-cell table:style-name="ce6" office:value-type="string" calcext:value-type="string">
            <text:p>OpenClaw advantage today.</text:p>
          </table:table-cell>
          <table:table-cell table:style-name="ce4" office:value-type="string" calcext:value-type="string">
            <text:p>Bridge+Buddy: local docs + code / OpenClaw: official docs</text:p>
          </table:table-cell>
          <table:table-cell table:style-name="ce8" office:value-type="string" calcext:value-type="string">
            <text:p>W05_Datenmodelle..., Persistenz_CLI_SoT_Implementierung.md, https://docs.openclaw.ai/concepts/agent, https://docs.openclaw.ai/concepts/memory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Workspace / home discipline</text:p>
          </table:table-cell>
          <table:table-cell table:style-name="ce5" office:value-type="string" calcext:value-type="string">
            <text:p>Clean homes are crucial for portable agent identity.</text:p>
          </table:table-cell>
          <table:table-cell table:style-name="ce5" office:value-type="string" calcext:value-type="string">
            <text:p>Bridge+Buddy uses per-agent homes but still shows hardcoded local paths and mixed roots in team.json.</text:p>
          </table:table-cell>
          <table:table-cell table:style-name="ce5" office:value-type="string" calcext:value-type="string">
            <text:p>OpenClaw documents a cleaner workspace/agentDir contract in both single-agent and multi-agent modes.</text:p>
          </table:table-cell>
          <table:table-cell table:style-name="ce6" office:value-type="string" calcext:value-type="string">
            <text:p>OpenClaw advantage.</text:p>
          </table:table-cell>
          <table:table-cell table:style-name="ce4" office:value-type="string" calcext:value-type="string">
            <text:p>Bridge+Buddy: local code + config / OpenClaw: official docs</text:p>
          </table:table-cell>
          <table:table-cell table:style-name="ce8" office:value-type="string" calcext:value-type="string">
            <text:p>Backend/team.json, W01_Systemarchitektur..., https://docs.openclaw.ai/concepts/agent, https://docs.openclaw.ai/concepts/multi-agen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Browser + desktop automation</text:p>
          </table:table-cell>
          <table:table-cell table:style-name="ce5" office:value-type="string" calcext:value-type="string">
            <text:p>Shows how much of the local and web world the stack can operate directly.</text:p>
          </table:table-cell>
          <table:table-cell table:style-name="ce5" office:value-type="string" calcext:value-type="string">
            <text:p>Bridge+Buddy can combine Buddy intent with Bridge browser and generic desktop automation.</text:p>
          </table:table-cell>
          <table:table-cell table:style-name="ce5" office:value-type="string" calcext:value-type="string">
            <text:p>OpenClaw has strong browser support and host-browser login guidance, but no comparable generic desktop-control surface was evidenced here.</text:p>
          </table:table-cell>
          <table:table-cell table:style-name="ce7" office:value-type="string" calcext:value-type="string">
            <text:p>Bridge+Buddy advantage.</text:p>
          </table:table-cell>
          <table:table-cell table:style-name="ce4" office:value-type="string" calcext:value-type="string">
            <text:p>Bridge+Buddy: local code / OpenClaw: official docs</text:p>
          </table:table-cell>
          <table:table-cell table:style-name="ce8" office:value-type="string" calcext:value-type="string">
            <text:p>Backend/bridge_mcp.py:4282+, 5705+, 8860+, https://docs.openclaw.ai/tools/browser-login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Channel packaging</text:p>
          </table:table-cell>
          <table:table-cell table:style-name="ce5" office:value-type="string" calcext:value-type="string">
            <text:p>This matters for how quickly the user can live inside the assistant.</text:p>
          </table:table-cell>
          <table:table-cell table:style-name="ce5" office:value-type="string" calcext:value-type="string">
            <text:p>Bridge+Buddy can reach many services, but it is not packaged primarily as a single channel-first assistant product.</text:p>
          </table:table-cell>
          <table:table-cell table:style-name="ce5" office:value-type="string" calcext:value-type="string">
            <text:p>OpenClaw README emphasizes answering the user on many existing channels and devices.</text:p>
          </table:table-cell>
          <table:table-cell table:style-name="ce6" office:value-type="string" calcext:value-type="string">
            <text:p>OpenClaw advantage.</text:p>
          </table:table-cell>
          <table:table-cell table:style-name="ce4" office:value-type="string" calcext:value-type="string">
            <text:p>Bridge+Buddy: local code / OpenClaw: official README</text:p>
          </table:table-cell>
          <table:table-cell table:style-name="ce8" office:value-type="string" calcext:value-type="string">
            <text:p>Backend/bridge_mcp.py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Security / access model</text:p>
          </table:table-cell>
          <table:table-cell table:style-name="ce5" office:value-type="string" calcext:value-type="string">
            <text:p>Practical trust comes from both action gating and channel boundary clarity.</text:p>
          </table:table-cell>
          <table:table-cell table:style-name="ce5" office:value-type="string" calcext:value-type="string">
            <text:p>Bridge+Buddy is stronger on explicit approval flows for high-impact actions, but the wider stack makes policy consistency harder.</text:p>
          </table:table-cell>
          <table:table-cell table:style-name="ce5" office:value-type="string" calcext:value-type="string">
            <text:p>OpenClaw documents pairing, allowlists, DM policy, trusted proxies and manual-login discipline very clearly.</text:p>
          </table:table-cell>
          <table:table-cell table:style-name="ce6" office:value-type="string" calcext:value-type="string">
            <text:p>Different strengths. Bridge+Buddy advantage for action approvals; OpenClaw advantage for documented access-control defaults.</text:p>
          </table:table-cell>
          <table:table-cell table:style-name="ce4" office:value-type="string" calcext:value-type="string">
            <text:p>Bridge+Buddy: local code / OpenClaw: official docs</text:p>
          </table:table-cell>
          <table:table-cell table:style-name="ce8" office:value-type="string" calcext:value-type="string">
            <text:p>Backend/bridge_mcp.py:2463+, Backend/server.py:300+, https://docs.openclaw.ai/gateway/security, https://docs.openclaw.ai/tools/browser-login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Deployment / reproducibility</text:p>
          </table:table-cell>
          <table:table-cell table:style-name="ce5" office:value-type="string" calcext:value-type="string">
            <text:p>The bigger stack pays for complexity at install/run time.</text:p>
          </table:table-cell>
          <table:table-cell table:style-name="ce5" office:value-type="string" calcext:value-type="string">
            <text:p>Bridge+Buddy still shows multiple start paths, localhost assumptions and machine-specific paths in the active tree.</text:p>
          </table:table-cell>
          <table:table-cell table:style-name="ce5" office:value-type="string" calcext:value-type="string">
            <text:p>OpenClaw onboarding and daemon story are simpler on paper for a single-user assistant install.</text:p>
          </table:table-cell>
          <table:table-cell table:style-name="ce6" office:value-type="string" calcext:value-type="string">
            <text:p>OpenClaw advantage.</text:p>
          </table:table-cell>
          <table:table-cell table:style-name="ce4" office:value-type="string" calcext:value-type="string">
            <text:p>Bridge+Buddy: local docs + code / OpenClaw: official README</text:p>
          </table:table-cell>
          <table:table-cell table:style-name="ce8" office:value-type="string" calcext:value-type="string">
            <text:p>W01_Systemarchitektur..., Backend/team.json, https://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Current local evidence</text:p>
          </table:table-cell>
          <table:table-cell table:style-name="ce5" office:value-type="string" calcext:value-type="string">
            <text:p>Separates claims from what was actually inspected in this environment.</text:p>
          </table:table-cell>
          <table:table-cell table:style-name="ce5" office:value-type="string" calcext:value-type="string">
            <text:p>Bridge+Buddy was inspected through local code, Buddy home files and live Bridge API probes on 2026-03-13.</text:p>
          </table:table-cell>
          <table:table-cell table:style-name="ce5" office:value-type="string" calcext:value-type="string">
            <text:p>OpenClaw was researched through official primary sources only; no local runtime was executed in this task.</text:p>
          </table:table-cell>
          <table:table-cell table:style-name="ce7" office:value-type="string" calcext:value-type="string">
            <text:p>Bridge+Buddy advantage on local evidential grounding in this environment.</text:p>
          </table:table-cell>
          <table:table-cell table:style-name="ce4" office:value-type="string" calcext:value-type="string">
            <text:p>Bridge+Buddy: local live + code / OpenClaw: official docs only</text:p>
          </table:table-cell>
          <table:table-cell table:style-name="ce8" office:value-type="string" calcext:value-type="string">
            <text:p>GET /status, GET /runtime, GET /agents/buddy, local docs and code, docs.openclaw.ai, github.com/clawdbot/clawdbot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Best fit</text:p>
          </table:table-cell>
          <table:table-cell table:style-name="ce5" office:value-type="string" calcext:value-type="string">
            <text:p>The right answer depends on the user's actual goal.</text:p>
          </table:table-cell>
          <table:table-cell table:style-name="ce5" office:value-type="string" calcext:value-type="string">
            <text:p>Bridge+Buddy is best when the goal is a controllable multi-agent operating system with a concierge frontdoor.</text:p>
          </table:table-cell>
          <table:table-cell table:style-name="ce5" office:value-type="string" calcext:value-type="string">
            <text:p>OpenClaw is best when the goal is a cohesive, local-first, always-on personal assistant product.</text:p>
          </table:table-cell>
          <table:table-cell table:style-name="ce9" office:value-type="string" calcext:value-type="string">
            <text:p>Depends on target. Choose Bridge+Buddy for orchestration depth; choose OpenClaw for a tighter personal-assistant package.</text:p>
          </table:table-cell>
          <table:table-cell table:style-name="ce4" office:value-type="string" calcext:value-type="string">
            <text:p>Synthesis</text:p>
          </table:table-cell>
          <table:table-cell table:style-name="ce8" office:value-type="string" calcext:value-type="string">
            <text:p>All sources in workbook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_Sources" table:style-name="ta5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ources and evidence bas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Source type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Kin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Notes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Local doc</text:p>
          </table:table-cell>
          <table:table-cell table:style-name="ce5" office:value-type="string" calcext:value-type="string">
            <text:p>Codex_resume.../Fragenkatalog.md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Target-state questions for identity, home, memory, resume and continuity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doc</text:p>
          </table:table-cell>
          <table:table-cell table:style-name="ce5" office:value-type="string" calcext:value-type="string">
            <text:p>Codex_resume.../Antworten.md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Target-state answers defining same-agent continuity and fail-closed expectations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doc</text:p>
          </table:table-cell>
          <table:table-cell table:style-name="ce5" office:value-type="string" calcext:value-type="string">
            <text:p>Codex_resume.../Projekt_Dokumentation/01_Gesamtueberblick.md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High-level verified Bridge architecture summary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doc</text:p>
          </table:table-cell>
          <table:table-cell table:style-name="ce5" office:value-type="string" calcext:value-type="string">
            <text:p>Codex_resume.../Projekt_Dokumentation/02_Gap_Map.md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Gap map between Bridge vision and real implementation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doc</text:p>
          </table:table-cell>
          <table:table-cell table:style-name="ce5" office:value-type="string" calcext:value-type="string">
            <text:p>Codex_resume.../Projekt_Dokumentation/W01_Systemarchitektur_und_Laufzeitfluss.md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Runtime/start-path and architecture evidence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doc</text:p>
          </table:table-cell>
          <table:table-cell table:style-name="ce5" office:value-type="string" calcext:value-type="string">
            <text:p>Codex_resume.../Projekt_Dokumentation/W05_Datenmodelle_Persistenz_APIs_Schnittstellen_Stores.md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Store, persistence and SoT evidence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doc</text:p>
          </table:table-cell>
          <table:table-cell table:style-name="ce5" office:value-type="string" calcext:value-type="string">
            <text:p>Codex_resume.../Projekt_Dokumentation/Persistenz_CLI_SoT_Implementierung.md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CLI-as-SoT implementation and verification status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code</text:p>
          </table:table-cell>
          <table:table-cell table:style-name="ce5" office:value-type="string" calcext:value-type="string">
            <text:p>Backend/server.py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Buddy logic, auth model, agent state, runtime endpoints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code</text:p>
          </table:table-cell>
          <table:table-cell table:style-name="ce5" office:value-type="string" calcext:value-type="string">
            <text:p>Backend/bridge_mcp.py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Bridge tool surface and integration breadth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code</text:p>
          </table:table-cell>
          <table:table-cell table:style-name="ce5" office:value-type="string" calcext:value-type="string">
            <text:p>Backend/tmux_manager.py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Context Bridge seeding and resume/CLI identity handling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code</text:p>
          </table:table-cell>
          <table:table-cell table:style-name="ce5" office:value-type="string" calcext:value-type="string">
            <text:p>Backend/team.json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Buddy definition and team graph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code</text:p>
          </table:table-cell>
          <table:table-cell table:style-name="ce5" office:value-type="string" calcext:value-type="string">
            <text:p>/home/leo/Desktop/CC/Buddy/CLAUDE.md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Buddy operating contract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code</text:p>
          </table:table-cell>
          <table:table-cell table:style-name="ce5" office:value-type="string" calcext:value-type="string">
            <text:p>/home/leo/Desktop/CC/Buddy/SOUL.md</text:p>
          </table:table-cell>
          <table:table-cell table:style-name="ce4" office:value-type="string" calcext:value-type="string">
            <text:p>Local fil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Buddy persona contract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live</text:p>
          </table:table-cell>
          <table:table-cell table:style-name="ce5" office:value-type="string" calcext:value-type="string">
            <text:p>GET /status</text:p>
          </table:table-cell>
          <table:table-cell table:style-name="ce4" office:value-type="string" calcext:value-type="string">
            <text:p>Live API</text:p>
          </table:table-cell>
          <table:table-cell table:style-name="ce4" office:value-type="string" calcext:value-type="string">
            <text:p>executed</text:p>
          </table:table-cell>
          <table:table-cell table:style-name="ce5" office:value-type="string" calcext:value-type="string">
            <text:p>Verified Bridge runtime presence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live</text:p>
          </table:table-cell>
          <table:table-cell table:style-name="ce5" office:value-type="string" calcext:value-type="string">
            <text:p>GET /runtime</text:p>
          </table:table-cell>
          <table:table-cell table:style-name="ce4" office:value-type="string" calcext:value-type="string">
            <text:p>Live API</text:p>
          </table:table-cell>
          <table:table-cell table:style-name="ce4" office:value-type="string" calcext:value-type="string">
            <text:p>executed</text:p>
          </table:table-cell>
          <table:table-cell table:style-name="ce5" office:value-type="string" calcext:value-type="string">
            <text:p>Verified Bridge runtime config and running agents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live</text:p>
          </table:table-cell>
          <table:table-cell table:style-name="ce5" office:value-type="string" calcext:value-type="string">
            <text:p>GET /agents/buddy</text:p>
          </table:table-cell>
          <table:table-cell table:style-name="ce4" office:value-type="string" calcext:value-type="string">
            <text:p>Live API</text:p>
          </table:table-cell>
          <table:table-cell table:style-name="ce4" office:value-type="string" calcext:value-type="string">
            <text:p>executed</text:p>
          </table:table-cell>
          <table:table-cell table:style-name="ce5" office:value-type="string" calcext:value-type="string">
            <text:p>Verified Buddy offline state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live</text:p>
          </table:table-cell>
          <table:table-cell table:style-name="ce5" office:value-type="string" calcext:value-type="string">
            <text:p>GET /onboarding/status?user_id=user</text:p>
          </table:table-cell>
          <table:table-cell table:style-name="ce4" office:value-type="string" calcext:value-type="string">
            <text:p>Live API</text:p>
          </table:table-cell>
          <table:table-cell table:style-name="ce4" office:value-type="string" calcext:value-type="string">
            <text:p>executed</text:p>
          </table:table-cell>
          <table:table-cell table:style-name="ce5" office:value-type="string" calcext:value-type="string">
            <text:p>Verified returning-user frontdoor state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live</text:p>
          </table:table-cell>
          <table:table-cell table:style-name="ce5" office:value-type="string" calcext:value-type="string">
            <text:p>GET /task/queue?limit=2</text:p>
          </table:table-cell>
          <table:table-cell table:style-name="ce4" office:value-type="string" calcext:value-type="string">
            <text:p>Live API</text:p>
          </table:table-cell>
          <table:table-cell table:style-name="ce4" office:value-type="string" calcext:value-type="string">
            <text:p>executed</text:p>
          </table:table-cell>
          <table:table-cell table:style-name="ce5" office:value-type="string" calcext:value-type="string">
            <text:p>Verified task plane presence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live</text:p>
          </table:table-cell>
          <table:table-cell table:style-name="ce5" office:value-type="string" calcext:value-type="string">
            <text:p>GET /workflows</text:p>
          </table:table-cell>
          <table:table-cell table:style-name="ce4" office:value-type="string" calcext:value-type="string">
            <text:p>Live API</text:p>
          </table:table-cell>
          <table:table-cell table:style-name="ce4" office:value-type="string" calcext:value-type="string">
            <text:p>executed</text:p>
          </table:table-cell>
          <table:table-cell table:style-name="ce5" office:value-type="string" calcext:value-type="string">
            <text:p>Verified workflow inventory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Local live</text:p>
          </table:table-cell>
          <table:table-cell table:style-name="ce5" office:value-type="string" calcext:value-type="string">
            <text:p>GET /workflows/templates</text:p>
          </table:table-cell>
          <table:table-cell table:style-name="ce4" office:value-type="string" calcext:value-type="string">
            <text:p>Live API</text:p>
          </table:table-cell>
          <table:table-cell table:style-name="ce4" office:value-type="string" calcext:value-type="string">
            <text:p>executed</text:p>
          </table:table-cell>
          <table:table-cell table:style-name="ce5" office:value-type="string" calcext:value-type="string">
            <text:p>Verified workflow template inventory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External official</text:p>
          </table:table-cell>
          <table:table-cell table:style-name="ce5" office:value-type="string" calcext:value-type="string">
            <text:p>https://docs.openclaw.ai/start/lore</text:p>
          </table:table-cell>
          <table:table-cell table:style-name="ce4" office:value-type="string" calcext:value-type="string">
            <text:p>Official docs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Official naming history: Moltbot -&gt; OpenClaw on 2026-01-30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External official</text:p>
          </table:table-cell>
          <table:table-cell table:style-name="ce5" office:value-type="string" calcext:value-type="string">
            <text:p>https://docs.openclaw.ai/concepts/agent</text:p>
          </table:table-cell>
          <table:table-cell table:style-name="ce4" office:value-type="string" calcext:value-type="string">
            <text:p>Official docs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Workspace, bootstrap files, skills and session model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External official</text:p>
          </table:table-cell>
          <table:table-cell table:style-name="ce5" office:value-type="string" calcext:value-type="string">
            <text:p>https://docs.openclaw.ai/concepts/memory</text:p>
          </table:table-cell>
          <table:table-cell table:style-name="ce4" office:value-type="string" calcext:value-type="string">
            <text:p>Official docs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Markdown-first memory model and hybrid search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External official</text:p>
          </table:table-cell>
          <table:table-cell table:style-name="ce5" office:value-type="string" calcext:value-type="string">
            <text:p>https://docs.openclaw.ai/concepts/multi-agent</text:p>
          </table:table-cell>
          <table:table-cell table:style-name="ce4" office:value-type="string" calcext:value-type="string">
            <text:p>Official docs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Multi-agent routing, agentDir, per-agent session store and sandbox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External official</text:p>
          </table:table-cell>
          <table:table-cell table:style-name="ce5" office:value-type="string" calcext:value-type="string">
            <text:p>https://docs.openclaw.ai/tools/subagents</text:p>
          </table:table-cell>
          <table:table-cell table:style-name="ce4" office:value-type="string" calcext:value-type="string">
            <text:p>Official docs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Background sub-agent sessions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External official</text:p>
          </table:table-cell>
          <table:table-cell table:style-name="ce5" office:value-type="string" calcext:value-type="string">
            <text:p>https://docs.openclaw.ai/tools/browser-login</text:p>
          </table:table-cell>
          <table:table-cell table:style-name="ce4" office:value-type="string" calcext:value-type="string">
            <text:p>Official docs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Manual host-browser login guidance and anti-bot stance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External official</text:p>
          </table:table-cell>
          <table:table-cell table:style-name="ce5" office:value-type="string" calcext:value-type="string">
            <text:p>https://docs.openclaw.ai/gateway/security</text:p>
          </table:table-cell>
          <table:table-cell table:style-name="ce4" office:value-type="string" calcext:value-type="string">
            <text:p>Official docs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Allowlists, DM access, trusted proxies and control-UI hardening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External official</text:p>
          </table:table-cell>
          <table:table-cell table:style-name="ce5" office:value-type="string" calcext:value-type="string">
            <text:p>https://docs.openclaw.ai/tools/plugin</text:p>
          </table:table-cell>
          <table:table-cell table:style-name="ce4" office:value-type="string" calcext:value-type="string">
            <text:p>Official docs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Plugin install and extension model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External official</text:p>
          </table:table-cell>
          <table:table-cell table:style-name="ce5" office:value-type="string" calcext:value-type="string">
            <text:p>https://github.com/clawdbot/clawdbot</text:p>
          </table:table-cell>
          <table:table-cell table:style-name="ce4" office:value-type="string" calcext:value-type="string">
            <text:p>Official README</text:p>
          </table:table-cell>
          <table:table-cell table:style-name="ce4" office:value-type="string" calcext:value-type="string">
            <text:p>read</text:p>
          </table:table-cell>
          <table:table-cell table:style-name="ce5" office:value-type="string" calcext:value-type="string">
            <text:p>Product positioning, channel breadth, control plane, daemon install.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5_BRIDGE_Code_Facts" table:style-name="ta6"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RIDGE code and runtime fact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rtifact</text:p>
          </table:table-cell>
          <table:table-cell table:style-name="ce3" office:value-type="string" calcext:value-type="string">
            <text:p>Fact type</text:p>
          </table:table-cell>
          <table:table-cell table:style-name="ce3" office:value-type="string" calcext:value-type="string">
            <text:p>Observed fact</text:p>
          </table:table-cell>
          <table:table-cell table:style-name="ce3" office:value-type="string" calcext:value-type="string">
            <text:p>Why it matters</text:p>
          </table:table-cell>
          <table:table-cell table:style-name="ce3" office:value-type="string" calcext:value-type="string">
            <text:p>Evidence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Backend/server.py</text:p>
          </table:table-cell>
          <table:table-cell table:style-name="ce8" office:value-type="string" calcext:value-type="string">
            <text:p>Code fact</text:p>
          </table:table-cell>
          <table:table-cell table:style-name="ce5" office:value-type="string" calcext:value-type="string">
            <text:p>21970 lines in the active working tree.</text:p>
          </table:table-cell>
          <table:table-cell table:style-name="ce5" office:value-type="string" calcext:value-type="string">
            <text:p>The server remains the main runtime/control-plane monolith.</text:p>
          </table:table-cell>
          <table:table-cell table:style-name="ce8" office:value-type="string" calcext:value-type="string">
            <text:p>wc -l Backend/server.py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Backend/bridge_mcp.py</text:p>
          </table:table-cell>
          <table:table-cell table:style-name="ce8" office:value-type="string" calcext:value-type="string">
            <text:p>Code fact</text:p>
          </table:table-cell>
          <table:table-cell table:style-name="ce5" office:value-type="string" calcext:value-type="string">
            <text:p>11370 lines in the active working tree.</text:p>
          </table:table-cell>
          <table:table-cell table:style-name="ce5" office:value-type="string" calcext:value-type="string">
            <text:p>Bridge tool surface is broad but structurally concentrated.</text:p>
          </table:table-cell>
          <table:table-cell table:style-name="ce8" office:value-type="string" calcext:value-type="string">
            <text:p>wc -l Backend/bridge_mcp.py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Backend/team.json</text:p>
          </table:table-cell>
          <table:table-cell table:style-name="ce8" office:value-type="string" calcext:value-type="string">
            <text:p>Buddy config</text:p>
          </table:table-cell>
          <table:table-cell table:style-name="ce5" office:value-type="string" calcext:value-type="string">
            <text:p>Buddy is defined as role=concierge, home_dir=/home/leo/Desktop/CC/Buddy, active=false, auto_start=false.</text:p>
          </table:table-cell>
          <table:table-cell table:style-name="ce5" office:value-type="string" calcext:value-type="string">
            <text:p>Buddy is a first-class agent, but currently not configured to auto-run.</text:p>
          </table:table-cell>
          <table:table-cell table:style-name="ce8" office:value-type="string" calcext:value-type="string">
            <text:p>Backend/team.json:579+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Backend/team.json</text:p>
          </table:table-cell>
          <table:table-cell table:style-name="ce8" office:value-type="string" calcext:value-type="string">
            <text:p>Team hierarchy</text:p>
          </table:table-cell>
          <table:table-cell table:style-name="ce5" office:value-type="string" calcext:value-type="string">
            <text:p>Buddy leads trading-team, marketing-team and legal-team.</text:p>
          </table:table-cell>
          <table:table-cell table:style-name="ce5" office:value-type="string" calcext:value-type="string">
            <text:p>Buddy is intended to front a specialist-team graph, not only a simple chat bot.</text:p>
          </table:table-cell>
          <table:table-cell table:style-name="ce8" office:value-type="string" calcext:value-type="string">
            <text:p>Backend/team.json:183+, 195+, 207+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Backend/server.py</text:p>
          </table:table-cell>
          <table:table-cell table:style-name="ce8" office:value-type="string" calcext:value-type="string">
            <text:p>Buddy auto-start logic</text:p>
          </table:table-cell>
          <table:table-cell table:style-name="ce5" office:value-type="string" calcext:value-type="string">
            <text:p>_auto_start_buddy_agent() refuses to start Buddy when team.json marks Buddy inactive.</text:p>
          </table:table-cell>
          <table:table-cell table:style-name="ce5" office:value-type="string" calcext:value-type="string">
            <text:p>Bridge currently honors inactive Buddy config before any auto-start path.</text:p>
          </table:table-cell>
          <table:table-cell table:style-name="ce8" office:value-type="string" calcext:value-type="string">
            <text:p>Backend/server.py:8065+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Backend/server.py</text:p>
          </table:table-cell>
          <table:table-cell table:style-name="ce8" office:value-type="string" calcext:value-type="string">
            <text:p>Buddy frontdoor logic</text:p>
          </table:table-cell>
          <table:table-cell table:style-name="ce5" office:value-type="string" calcext:value-type="string">
            <text:p>_get_buddy_frontdoor_status() sets should_auto_start = (not known_user) and (not pending_frontdoor).</text:p>
          </table:table-cell>
          <table:table-cell table:style-name="ce5" office:value-type="string" calcext:value-type="string">
            <text:p>A known returning user can see Buddy down without automatic frontdoor recovery.</text:p>
          </table:table-cell>
          <table:table-cell table:style-name="ce8" office:value-type="string" calcext:value-type="string">
            <text:p>Backend/server.py:8261+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Live Bridge runtime</text:p>
          </table:table-cell>
          <table:table-cell table:style-name="ce8" office:value-type="string" calcext:value-type="string">
            <text:p>Runtime probe</text:p>
          </table:table-cell>
          <table:table-cell table:style-name="ce5" office:value-type="string" calcext:value-type="string">
            <text:p>GET /runtime returned configured=true, pair_mode=codex-claude, running_count=2 on 2026-03-13.</text:p>
          </table:table-cell>
          <table:table-cell table:style-name="ce5" office:value-type="string" calcext:value-type="string">
            <text:p>Bridge runtime is live and locally verified in this environment.</text:p>
          </table:table-cell>
          <table:table-cell table:style-name="ce8" office:value-type="string" calcext:value-type="string">
            <text:p>curl -fsS http://127.0.0.1:9111/runtime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Live Buddy state</text:p>
          </table:table-cell>
          <table:table-cell table:style-name="ce8" office:value-type="string" calcext:value-type="string">
            <text:p>Runtime probe</text:p>
          </table:table-cell>
          <table:table-cell table:style-name="ce5" office:value-type="string" calcext:value-type="string">
            <text:p>GET /agents/buddy returned offline, tmux_alive=false, active=false, auto_start=false.</text:p>
          </table:table-cell>
          <table:table-cell table:style-name="ce5" office:value-type="string" calcext:value-type="string">
            <text:p>Buddy is currently not live as the frontdoor agent.</text:p>
          </table:table-cell>
          <table:table-cell table:style-name="ce8" office:value-type="string" calcext:value-type="string">
            <text:p>curl -fsS http://127.0.0.1:9111/agents/buddy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Live onboarding state</text:p>
          </table:table-cell>
          <table:table-cell table:style-name="ce8" office:value-type="string" calcext:value-type="string">
            <text:p>Runtime probe</text:p>
          </table:table-cell>
          <table:table-cell table:style-name="ce5" office:value-type="string" calcext:value-type="string">
            <text:p>GET /onboarding/status?user_id=user returned known_user=true, buddy_running=false, should_auto_start=false.</text:p>
          </table:table-cell>
          <table:table-cell table:style-name="ce5" office:value-type="string" calcext:value-type="string">
            <text:p>The current returning-user Buddy frontdoor path is degraded.</text:p>
          </table:table-cell>
          <table:table-cell table:style-name="ce8" office:value-type="string" calcext:value-type="string">
            <text:p>curl -fsS http://127.0.0.1:9111/onboarding/status?user_id=user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Bridge task surface</text:p>
          </table:table-cell>
          <table:table-cell table:style-name="ce8" office:value-type="string" calcext:value-type="string">
            <text:p>Live + code</text:p>
          </table:table-cell>
          <table:table-cell table:style-name="ce5" office:value-type="string" calcext:value-type="string">
            <text:p>GET /task/queue?limit=2 returned real task records; bridge_mcp.py defines task create/claim/ack/done/fail/queue/get/update.</text:p>
          </table:table-cell>
          <table:table-cell table:style-name="ce5" office:value-type="string" calcext:value-type="string">
            <text:p>Bridge exposes a real task-control plane, not only chat.</text:p>
          </table:table-cell>
          <table:table-cell table:style-name="ce8" office:value-type="string" calcext:value-type="string">
            <text:p>Backend/bridge_mcp.py:1843+, curl /task/queue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Bridge workflow surface</text:p>
          </table:table-cell>
          <table:table-cell table:style-name="ce8" office:value-type="string" calcext:value-type="string">
            <text:p>Live + code</text:p>
          </table:table-cell>
          <table:table-cell table:style-name="ce5" office:value-type="string" calcext:value-type="string">
            <text:p>GET /workflows returned 20 workflows and GET /workflows/templates returned 5 templates.</text:p>
          </table:table-cell>
          <table:table-cell table:style-name="ce5" office:value-type="string" calcext:value-type="string">
            <text:p>Bridge has a real workflow plane with live inventory.</text:p>
          </table:table-cell>
          <table:table-cell table:style-name="ce8" office:value-type="string" calcext:value-type="string">
            <text:p>Backend/bridge_mcp.py:7609+, 8452+, curl /workflows, curl /workflows/templates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Bridge automation surface</text:p>
          </table:table-cell>
          <table:table-cell table:style-name="ce8" office:value-type="string" calcext:value-type="string">
            <text:p>Code fact</text:p>
          </table:table-cell>
          <table:table-cell table:style-name="ce5" office:value-type="string" calcext:value-type="string">
            <text:p>bridge_mcp.py exposes approvals, email, slack, whatsapp, todoist, phone, browser, desktop, knowledge, memory, runtime and git tools.</text:p>
          </table:table-cell>
          <table:table-cell table:style-name="ce5" office:value-type="string" calcext:value-type="string">
            <text:p>Bridge is broader than a chat wrapper; it is an action and orchestration layer.</text:p>
          </table:table-cell>
          <table:table-cell table:style-name="ce8" office:value-type="string" calcext:value-type="string">
            <text:p>Backend/bridge_mcp.py:2463+, 2874+, 3120+, 3576+, 3892+, 4282+, 5705+, 8860+, 10033+, 10569+, 11162+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tmux_manager.py</text:p>
          </table:table-cell>
          <table:table-cell table:style-name="ce8" office:value-type="string" calcext:value-type="string">
            <text:p>Continuity fact</text:p>
          </table:table-cell>
          <table:table-cell table:style-name="ce5" office:value-type="string" calcext:value-type="string">
            <text:p>_ensure_context_bridge() seeds CONTEXT_BRIDGE.md and tmux_manager exports resume/CLI identity data.</text:p>
          </table:table-cell>
          <table:table-cell table:style-name="ce5" office:value-type="string" calcext:value-type="string">
            <text:p>Bridge is explicitly trying to bind runtime identity back to CLI workspace continuity.</text:p>
          </table:table-cell>
          <table:table-cell table:style-name="ce8" office:value-type="string" calcext:value-type="string">
            <text:p>Backend/tmux_manager.py:771+, 1127+, 1252+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01_Bridge_vs_OpenClaw.A3:01_Bridge_vs_OpenClaw.G15" table:display-filter-buttons="true"/>
        <table:database-range table:name="__Anonymous_Sheet_DB__2" table:target-range-address="02_Buddy_vs_OpenClaw.A3:02_Buddy_vs_OpenClaw.G15" table:display-filter-buttons="true"/>
        <table:database-range table:name="__Anonymous_Sheet_DB__3" table:target-range-address="'03_Bridge+Buddy_vs_OC'.A3:'03_Bridge+Buddy_vs_OC'.G17" table:display-filter-buttons="true"/>
        <table:database-range table:name="__Anonymous_Sheet_DB__4" table:target-range-address="04_Sources.A3:04_Sources.F32" table:display-filter-buttons="true"/>
        <table:database-range table:name="__Anonymous_Sheet_DB__5" table:target-range-address="05_BRIDGE_Code_Facts.A3:05_BRIDGE_Code_Facts.E1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01_5f_Bridge_5f_vs_5f_OpenClaw" style:display-name="PageStyle_01_Bridge_vs_OpenCla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_5f_Buddy_5f_vs_5f_OpenClaw" style:display-name="PageStyle_02_Buddy_vs_OpenCla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_5f_Bridge_2b_Buddy_5f_vs_5f_OC" style:display-name="PageStyle_03_Bridge+Buddy_vs_O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_5f_Sources" style:display-name="PageStyle_04_Sourc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_5f_BRIDGE_5f_Code_5f_Facts" style:display-name="PageStyle_05_BRIDGE_Code_Fac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0_5f_Summary" style:display-name="PageStyle_00_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3-13T08:38:27</meta:creation-date>
    <dc:date>2026-03-13T08:38:27</dc:date>
    <meta:generator>LibreOffice/7.3.7.2$Linux_X86_64 LibreOffice_project/30$Build-2</meta:generator>
    <meta:document-statistic meta:table-count="6" meta:cell-count="592" meta:object-count="0"/>
    <meta:user-defined meta:name="AppVersion">3.1</meta:user-defined>
  </office:meta>
</office:document-meta>
</file>